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officeooo:paragraph-rsid="00469e73"/>
    </style:style>
    <style:style style:name="P152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53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91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01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02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0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0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0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0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0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0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1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1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1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1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1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15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16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17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18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19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20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21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22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23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24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25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26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27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28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29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30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31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32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3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34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35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36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238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c475c" style:font-size-asian="10.5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c475c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c475c" style:font-size-asian="10.5pt" style:font-weight-asian="bold" style:font-size-complex="12pt" style:font-weight-complex="bold"/>
    </style:style>
    <style:style style:name="P242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2b3e77" style:font-size-asian="10.5pt" style:font-size-complex="12pt"/>
    </style:style>
    <style:style style:name="T29" style:family="text">
      <style:text-properties fo:font-size="12pt" officeooo:rsid="00486edb" style:font-size-asian="10.5pt" style:font-size-complex="12pt"/>
    </style:style>
    <style:style style:name="T30" style:family="text">
      <style:text-properties fo:font-size="12pt" officeooo:rsid="00335337" style:font-size-asian="10.5pt" style:font-size-complex="12pt"/>
    </style:style>
    <style:style style:name="T31" style:family="text">
      <style:text-properties fo:font-size="12pt" officeooo:rsid="002b0c67" style:font-size-asian="10.5pt" style:font-size-complex="12pt"/>
    </style:style>
    <style:style style:name="T32" style:family="text">
      <style:text-properties fo:font-size="12pt" officeooo:rsid="004a7bfc" style:font-size-asian="10.5pt" style:font-size-complex="12pt"/>
    </style:style>
    <style:style style:name="T33" style:family="text">
      <style:text-properties fo:font-size="12pt" officeooo:rsid="00527044" style:font-size-asian="10.5pt" style:font-size-complex="12pt"/>
    </style:style>
    <style:style style:name="T34" style:family="text">
      <style:text-properties fo:font-size="12pt" officeooo:rsid="00546cea" style:font-size-asian="10.5pt" style:font-size-complex="12pt"/>
    </style:style>
    <style:style style:name="T35" style:family="text">
      <style:text-properties fo:font-size="12pt" officeooo:rsid="0055bf67" style:font-size-asian="10.5pt" style:font-size-complex="12pt"/>
    </style:style>
    <style:style style:name="T36" style:family="text">
      <style:text-properties fo:font-size="12pt" officeooo:rsid="00591212" style:font-size-asian="10.5pt" style:font-size-complex="12pt"/>
    </style:style>
    <style:style style:name="T37" style:family="text">
      <style:text-properties fo:font-size="12pt" officeooo:rsid="00597b44" style:font-size-asian="10.5pt" style:font-size-complex="12pt"/>
    </style:style>
    <style:style style:name="T38" style:family="text">
      <style:text-properties fo:font-size="12pt" officeooo:rsid="0059c8de" style:font-size-asian="10.5pt" style:font-size-complex="12pt"/>
    </style:style>
    <style:style style:name="T39" style:family="text">
      <style:text-properties fo:font-size="12pt" officeooo:rsid="005b1080" style:font-size-asian="10.5pt" style:font-size-complex="12pt"/>
    </style:style>
    <style:style style:name="T40" style:family="text">
      <style:text-properties fo:font-size="12pt" officeooo:rsid="005c2d08" style:font-size-asian="10.5pt" style:font-size-complex="12pt"/>
    </style:style>
    <style:style style:name="T41" style:family="text">
      <style:text-properties fo:font-size="12pt" officeooo:rsid="005cf306" style:font-size-asian="10.5pt" style:font-size-complex="12pt"/>
    </style:style>
    <style:style style:name="T42" style:family="text">
      <style:text-properties fo:font-size="12pt" officeooo:rsid="00619e73" style:font-size-asian="10.5pt" style:font-size-complex="12pt"/>
    </style:style>
    <style:style style:name="T43" style:family="text">
      <style:text-properties fo:font-size="12pt" officeooo:rsid="00637d9f" style:font-size-asian="10.5pt" style:font-size-complex="12pt"/>
    </style:style>
    <style:style style:name="T44" style:family="text">
      <style:text-properties fo:font-size="12pt" officeooo:rsid="0066a172" style:font-size-asian="10.5pt" style:font-size-complex="12pt"/>
    </style:style>
    <style:style style:name="T45" style:family="text">
      <style:text-properties fo:font-size="12pt" officeooo:rsid="00683a17" style:font-size-asian="10.5pt" style:font-size-complex="12pt"/>
    </style:style>
    <style:style style:name="T46" style:family="text">
      <style:text-properties fo:font-size="12pt" officeooo:rsid="006a0d89" style:font-size-asian="10.5pt" style:font-size-complex="12pt"/>
    </style:style>
    <style:style style:name="T47" style:family="text">
      <style:text-properties fo:font-size="12pt" officeooo:rsid="006a4e42" style:font-size-asian="10.5pt" style:font-size-complex="12pt"/>
    </style:style>
    <style:style style:name="T48" style:family="text">
      <style:text-properties fo:font-size="12pt" officeooo:rsid="006dcc14" style:font-size-asian="10.5pt" style:font-size-complex="12pt"/>
    </style:style>
    <style:style style:name="T49" style:family="text">
      <style:text-properties fo:font-size="12pt" officeooo:rsid="006ed683" style:font-size-asian="10.5pt" style:font-size-complex="12pt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469e73"/>
    </style:style>
    <style:style style:name="T52" style:family="text">
      <style:text-properties style:font-name="Liberation Serif" officeooo:rsid="006dcc14"/>
    </style:style>
    <style:style style:name="T53" style:family="text">
      <style:text-properties officeooo:rsid="0046e4b3"/>
    </style:style>
    <style:style style:name="T54" style:family="text">
      <style:text-properties officeooo:rsid="00486edb"/>
    </style:style>
    <style:style style:name="T55" style:family="text">
      <style:text-properties officeooo:rsid="004a7bfc"/>
    </style:style>
    <style:style style:name="T56" style:family="text">
      <style:text-properties officeooo:rsid="004b7e53"/>
    </style:style>
    <style:style style:name="T57" style:family="text">
      <style:text-properties officeooo:rsid="005039e1"/>
    </style:style>
    <style:style style:name="T58" style:family="text">
      <style:text-properties officeooo:rsid="00527044"/>
    </style:style>
    <style:style style:name="T59" style:family="text">
      <style:text-properties officeooo:rsid="0054517a"/>
    </style:style>
    <style:style style:name="T60" style:family="text">
      <style:text-properties officeooo:rsid="00546cea"/>
    </style:style>
    <style:style style:name="T61" style:family="text">
      <style:text-properties officeooo:rsid="0055bf67"/>
    </style:style>
    <style:style style:name="T62" style:family="text">
      <style:text-properties officeooo:rsid="004c20d1"/>
    </style:style>
    <style:style style:name="T63" style:family="text">
      <style:text-properties officeooo:rsid="00591212"/>
    </style:style>
    <style:style style:name="T64" style:family="text">
      <style:text-properties officeooo:rsid="005b1080"/>
    </style:style>
    <style:style style:name="T65" style:family="text">
      <style:text-properties officeooo:rsid="005c2d08"/>
    </style:style>
    <style:style style:name="T66" style:family="text">
      <style:text-properties officeooo:rsid="005f2823"/>
    </style:style>
    <style:style style:name="T67" style:family="text">
      <style:text-properties officeooo:rsid="0059c8de"/>
    </style:style>
    <style:style style:name="T68" style:family="text">
      <style:text-properties officeooo:rsid="00638079"/>
    </style:style>
    <style:style style:name="T69" style:family="text">
      <style:text-properties officeooo:rsid="0066a172"/>
    </style:style>
    <style:style style:name="T70" style:family="text">
      <style:text-properties officeooo:rsid="006ed683"/>
    </style:style>
    <style:style style:name="T71" style:family="text">
      <style:text-properties officeooo:rsid="006dcc14"/>
    </style:style>
    <style:style style:name="T72" style:family="text">
      <style:text-properties officeooo:rsid="00709615"/>
    </style:style>
    <style:style style:name="T73" style:family="text">
      <style:text-properties officeooo:rsid="0071b84a"/>
    </style:style>
    <style:style style:name="T74" style:family="text">
      <style:text-properties officeooo:rsid="0072794f"/>
    </style:style>
    <style:style style:name="T75" style:family="text">
      <style:text-properties officeooo:rsid="0075d340"/>
    </style:style>
    <style:style style:name="T76" style:family="text">
      <style:text-properties officeooo:rsid="00773624"/>
    </style:style>
    <style:style style:name="T77" style:family="text">
      <style:text-properties officeooo:rsid="007930bb"/>
    </style:style>
    <style:style style:name="T78" style:family="text">
      <style:text-properties officeooo:rsid="007aae07"/>
    </style:style>
    <style:style style:name="T79" style:family="text">
      <style:text-properties officeooo:rsid="007b3dc0"/>
    </style:style>
    <style:style style:name="T80" style:family="text">
      <style:text-properties officeooo:rsid="007bd817"/>
    </style:style>
    <style:style style:name="T81" style:family="text">
      <style:text-properties officeooo:rsid="008047df"/>
    </style:style>
    <style:style style:name="T82" style:family="text">
      <style:text-properties officeooo:rsid="008157fc"/>
    </style:style>
    <style:style style:name="T83" style:family="text">
      <style:text-properties officeooo:rsid="0081c9a7"/>
    </style:style>
    <style:style style:name="T84" style:family="text">
      <style:text-properties officeooo:rsid="0082b1ae"/>
    </style:style>
    <style:style style:name="T85" style:family="text">
      <style:text-properties officeooo:rsid="00840774"/>
    </style:style>
    <style:style style:name="T86" style:family="text">
      <style:text-properties officeooo:rsid="00853190"/>
    </style:style>
    <style:style style:name="T87" style:family="text">
      <style:text-properties officeooo:rsid="0088f959"/>
    </style:style>
    <style:style style:name="T88" style:family="text">
      <style:text-properties officeooo:rsid="008a3940"/>
    </style:style>
    <style:style style:name="T89" style:family="text">
      <style:text-properties officeooo:rsid="008c47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37"/>
      <text:p text:style-name="P37">Presentació assignatura</text:p>
      <text:p text:style-name="P47">Comentem web assignatura</text:p>
      <text:p text:style-name="P60">Comentem unitats </text:p>
      <text:list xml:id="list4562622371679154496" text:style-name="L1">
        <text:list-item>
          <text:p text:style-name="P201"><text:a xlink:type="simple" xlink:href="https://paulinoposada.github.io/web_e/web_e_2425/documents/apunts/unitat_1_ley_ohm/e_apunts_ud_1_1_gs.pdf">1.1 Circuit elèctric</text:a></text:p>
        </text:list-item>
        <text:list-item>
          <text:p text:style-name="P201"><text:a xlink:type="simple" xlink:href="https://paulinoposada.github.io/web_e/web_e_2425/documents/apunts/unitat_1_ley_ohm/e_apunts_ud_1_2_gs.pdf">1.2 Llei d'ohm</text:a></text:p>
        </text:list-item>
        <text:list-item>
          <text:p text:style-name="P201"><text:a xlink:type="simple" xlink:href="https://paulinoposada.github.io/web_e/web_e_2425/documents/apunts/unitat_2_seguridad/e_apunts_ud_2_1_gs.pdf">2 Seguretat</text:a></text:p>
        </text:list-item>
        <text:list-item>
          <text:p text:style-name="P201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02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47"/>
      <text:p text:style-name="P47"/>
      <text:p text:style-name="P3">Di<text:span text:style-name="T3">jous</text:span><text:tab/><text:tab/><text:tab/><text:tab/>2<text:span text:style-name="T3">6</text:span>/09/2<text:span text:style-name="T1">4</text:span></text:p>
      <text:p text:style-name="P38"/>
      <text:p text:style-name="P48">Comentem </text:p>
      <text:list xml:id="list7912085694763387519" text:style-name="L2">
        <text:list-item>
          <text:p text:style-name="P203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20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03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61"/>
      <text:p text:style-name="P61"/>
      <text:p text:style-name="P4">Di<text:span text:style-name="T5">vendres</text:span><text:tab/><text:tab/><text:tab/>2<text:span text:style-name="T5">7</text:span>/09/2<text:span text:style-name="T1">4</text:span></text:p>
      <text:p text:style-name="P39"/>
      <text:p text:style-name="P49">Comentem </text:p>
      <text:list xml:id="list110113579038638" text:continue-numbering="true" text:style-name="L2">
        <text:list-item>
          <text:p text:style-name="P204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67"/>
      <text:p text:style-name="P67"/>
      <text:p text:style-name="P67"/>
      <text:p text:style-name="P67"/>
      <text:p text:style-name="P67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39"/>
      <text:p text:style-name="P62">Comentem <text:s/></text:p>
      <text:list xml:id="list110112076715541" text:continue-list="list4562622371679154496" text:style-name="L1">
        <text:list-item>
          <text:p text:style-name="P205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06">Programa de simulació Cade Simu</text:p>
        </text:list-item>
      </text:list>
      <text:p text:style-name="P49"/>
      <text:p text:style-name="P49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39"/>
      <text:p text:style-name="P49">Comentem </text:p>
      <text:list xml:id="list7576214186295133792" text:style-name="L3">
        <text:list-item>
          <text:p text:style-name="P215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21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21">Baixem al taller i comentem connexió font d'alimentació de PC que utilitzarem per les pràctiques de cc.</text:p>
          <text:p text:style-name="P222"><text:s/></text:p>
        </text:list-item>
      </text:list>
      <text:p text:style-name="P62"/>
      <text:p text:style-name="P62"/>
      <text:p text:style-name="P191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39"/>
      <text:p text:style-name="P49">Comentem </text:p>
      <text:list xml:id="list110111920743454" text:continue-numbering="true" text:style-name="L3">
        <text:list-item>
          <text:p text:style-name="P229">Baixem al taller i feim practiques amb circuits pont.</text:p>
        </text:list-item>
      </text:list>
      <text:p text:style-name="P68"/>
      <text:p text:style-name="P68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40"/>
      <text:p text:style-name="P63">Comentem <text:s/></text:p>
      <text:list xml:id="list110113094510707" text:continue-list="list110112076715541" text:style-name="L1">
        <text:list-item>
          <text:p text:style-name="P207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07"/>
        </text:list-item>
      </text:list>
      <text:p text:style-name="P50"/>
      <text:p text:style-name="P50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40"/>
      <text:p text:style-name="P50">Comentem </text:p>
      <text:list xml:id="list2448825655078244087" text:style-name="L4">
        <text:list-item>
          <text:p text:style-name="P230">Comentem pràctica Wheatstone amb dos diodes, corrent per la diagonal en els següents casos: </text:p>
          <text:p text:style-name="P230">cas 1: potenciòmetre a màxima resistència </text:p>
          <text:p text:style-name="P230">cas 2: potenciòmetre a resistència igual a R3</text:p>
          <text:p text:style-name="P230">cas 3: potenciòmetrea a mínima resistència</text:p>
        </text:list-item>
        <text:list-item>
          <text:p text:style-name="P216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30"/>
          <text:p text:style-name="P223"><text:s/></text:p>
        </text:list-item>
      </text:list>
      <text:p text:style-name="P63"/>
      <text:p text:style-name="P63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40"/>
      <text:p text:style-name="P50">Comentem </text:p>
      <text:list xml:id="list110113593329438" text:continue-numbering="true" text:style-name="L4">
        <text:list-item>
          <text:p text:style-name="P216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69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41"/>
      <text:p text:style-name="P64">Comentem <text:s/></text:p>
      <text:list xml:id="list110112691131789" text:continue-list="list110113094510707" text:style-name="L1">
        <text:list-item>
          <text:p text:style-name="P208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08"/>
        </text:list-item>
      </text:list>
      <text:p text:style-name="P51"/>
      <text:p text:style-name="P51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41"/>
      <text:p text:style-name="P51">Comentem </text:p>
      <text:list xml:id="list502382329423354785" text:style-name="L5">
        <text:list-item>
          <text:p text:style-name="P232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32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31"/>
          <text:p text:style-name="P224"><text:s/></text:p>
        </text:list-item>
      </text:list>
      <text:p text:style-name="P64"/>
      <text:p text:style-name="P64"/>
      <text:p text:style-name="P6"/>
      <text:p text:style-name="P192">Di<text:span text:style-name="T5">vendres</text:span><text:tab/><text:tab/><text:tab/><text:span text:style-name="T8">18</text:span>/<text:span text:style-name="T6">10</text:span>/2<text:span text:style-name="T1">4</text:span></text:p>
      <text:p text:style-name="P41"/>
      <text:p text:style-name="P51">Comentem </text:p>
      <text:list xml:id="list110111870974004" text:continue-numbering="true" text:style-name="L5">
        <text:list-item>
          <text:p text:style-name="P235">Comentem <text:a xlink:type="simple" xlink:href="https://paulinoposada.github.io/web_e/web_e_2425/documents/ta.pdf">tasca 5</text:a>.</text:p>
        </text:list-item>
        <text:list-item>
          <text:p text:style-name="P233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2"/>
      <text:p text:style-name="P72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2"/>
      <text:p text:style-name="P65">Comentem <text:s/></text:p>
      <text:list xml:id="list110113820159770" text:continue-list="list110112691131789" text:style-name="L1">
        <text:list-item>
          <text:p text:style-name="P234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09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09"/>
        </text:list-item>
      </text:list>
      <text:p text:style-name="P52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2"/>
      <text:list xml:id="list3560778552451544411" text:style-name="L6">
        <text:list-item>
          <text:p text:style-name="P217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25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51"><text:span text:style-name="T21">Comencem a comentar apartat 1.2 </text:span><text:span text:style-name="T50">La derivada y ejemplos de tensiones variables </text:span><text:span text:style-name="T51">(fins pàg. 13)</text:span></text:p>
      <text:p text:style-name="P153">Comentem exercici 1.2-1</text:p>
      <text:p text:style-name="P152"/>
      <text:p text:style-name="P152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43"/>
      <text:p text:style-name="P66">Comentem <text:s/></text:p>
      <text:list xml:id="list110113345771956" text:continue-list="list110113820159770" text:style-name="L1">
        <text:list-item>
          <text:p text:style-name="P236">Treball autònom 9</text:p>
        </text:list-item>
        <text:list-item>
          <text:p text:style-name="P242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, </text:span><text:span text:style-name="T24">terminem de comentar apartat 1.2 </text:span><text:span text:style-name="T50">La derivada y ejemplos de tensiones variables</text:span></text:p>
        </text:list-item>
        <text:list-item>
          <text:p text:style-name="P210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11"/>
        </text:list-item>
      </text:list>
      <text:p text:style-name="P53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73"/>
      <text:p text:style-name="P73">Lliure triat pel centre</text:p>
      <text:list xml:id="list7385722237415611407" text:style-name="L7">
        <text:list-header>
          <text:p text:style-name="P226"><text:s/></text:p>
        </text:list-header>
      </text:list>
      <text:p text:style-name="P9">Di<text:span text:style-name="T5">vendres</text:span><text:tab/><text:tab/><text:tab/><text:span text:style-name="T53">01</text:span>/<text:span text:style-name="T6">11</text:span>/2<text:span text:style-name="T1">4</text:span></text:p>
      <text:p text:style-name="P9"/>
      <text:p text:style-name="P73">Tots Sants</text:p>
      <text:p text:style-name="P9"/>
      <text:p text:style-name="P170"/>
      <text:p text:style-name="P170"><text:span text:style-name="T27">Di</text:span><text:span text:style-name="T28">mecres</text:span><text:span text:style-name="T27"><text:tab/><text:tab/><text:tab/></text:span><text:span text:style-name="T29">06</text:span><text:span text:style-name="T27">/</text:span><text:span text:style-name="T30">11</text:span><text:span text:style-name="T27">/2</text:span><text:span text:style-name="T31">4</text:span></text:p>
      <text:p text:style-name="P44"/>
      <text:p text:style-name="P74"><text:a xlink:type="simple" xlink:href="https://paulinoposada.github.io/web_e/web_e_2425/documents/examens/241106_ome_map33a_examen_sol.pdf">Examen</text:a></text:p>
      <text:list xml:id="list110113675229975" text:continue-list="list110113345771956" text:style-name="L1">
        <text:list-header>
          <text:p text:style-name="P212"/>
        </text:list-header>
      </text:list>
      <text:p text:style-name="P54"/>
      <text:p text:style-name="P10"/>
      <text:p text:style-name="P193">Di<text:span text:style-name="T3">jous</text:span><text:tab/><text:tab/><text:tab/><text:tab/><text:span text:style-name="T54">07</text:span>/<text:span text:style-name="T6">11</text:span>/2<text:span text:style-name="T1">4</text:span></text:p>
      <text:p text:style-name="P54"/>
      <text:list xml:id="list5143820026240770124" text:style-name="L8">
        <text:list-item>
          <text:p text:style-name="P218"><text:span text:style-name="T54">Comentem solució de l'</text:span><text:a xlink:type="simple" xlink:href="https://paulinoposada.github.io/web_e/web_e_2425/documents/examens/241106_ome_map33a_examen_sol.pdf"><text:span text:style-name="T54">examen</text:span></text:a><text:span text:style-name="T54">.</text:span></text:p>
          <text:p text:style-name="P227"><text:s/></text:p>
        </text:list-item>
      </text:list>
      <text:p text:style-name="P10"/>
      <text:p text:style-name="P10">Di<text:span text:style-name="T5">vendres</text:span><text:tab/><text:tab/><text:tab/><text:span text:style-name="T54">08</text:span>/<text:span text:style-name="T6">11</text:span>/2<text:span text:style-name="T1">4</text:span></text:p>
      <text:p text:style-name="P10"/>
      <text:p text:style-name="P170"><text:span text:style-name="T22">Co</text:span><text:span text:style-name="T23">ntinuem</text:span><text:span text:style-name="T22"> amb l'</text:span><text:a xlink:type="simple" xlink:href="https://paulinoposada.github.io/web_e/web_e_2425/documents/apunts/unitat_5_condensador/e_apunts_ud_5_gs.pdf"><text:span text:style-name="T22">unitat 5</text:span></text:a><text:span text:style-name="T22">. </text:span><text:span text:style-name="T25">Comentem gràfics pàg. 19, comencem apartat 1.3 Capacitat d'un condensador.</text:span></text:p>
      <text:p text:style-name="P171"/>
      <text:p text:style-name="P171"/>
      <text:p text:style-name="P171"><text:span text:style-name="T27">Di</text:span><text:span text:style-name="T28">mecres</text:span><text:span text:style-name="T27"><text:tab/><text:tab/><text:tab/></text:span><text:span text:style-name="T32">13</text:span><text:span text:style-name="T27">/</text:span><text:span text:style-name="T30">11</text:span><text:span text:style-name="T27">/2</text:span><text:span text:style-name="T31">4</text:span></text:p>
      <text:p text:style-name="P45"/>
      <text:p text:style-name="P130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110112990797121" text:continue-list="list110113675229975" text:style-name="L1">
        <text:list-header>
          <text:p text:style-name="P213"/>
        </text:list-header>
      </text:list>
      <text:p text:style-name="P55"/>
      <text:p text:style-name="P11">Di<text:span text:style-name="T3">jous</text:span><text:tab/><text:tab/><text:tab/><text:tab/><text:span text:style-name="T55">14</text:span>/<text:span text:style-name="T6">11</text:span>/2<text:span text:style-name="T1">4</text:span></text:p>
      <text:p text:style-name="P75"/>
      <text:p text:style-name="P75"><text:span text:style-name="T56">Comentat treball </text:span><text:a xlink:type="simple" xlink:href="https://paulinoposada.github.io/web_e/web_e_2425/documents/ta/ta_09.pdf"><text:span text:style-name="T56">autonom 9</text:span></text:a><text:span text:style-name="T56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6">Terminat de comentar l'apartat 1.3 Capacidad de un condensador. </text:p>
      <text:p text:style-name="P77">Comentat apartat 1.4 Conexión serie/paralelo de condensadores</text:p>
      <text:p text:style-name="P78">Comentat apartat 1.5 Condensadores en la práctica</text:p>
      <text:p text:style-name="P78">Començat a comentar l'exercici 1.4-3 pàg. 36</text:p>
      <text:p text:style-name="P77"/>
      <text:list xml:id="list4477110288840931764" text:style-name="L9">
        <text:list-header>
          <text:p text:style-name="P219"/>
          <text:p text:style-name="P228"><text:s/></text:p>
        </text:list-header>
      </text:list>
      <text:p text:style-name="P11">Di<text:span text:style-name="T5">vendres</text:span><text:tab/><text:tab/><text:tab/><text:span text:style-name="T55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2">Comentat exercici <text:span text:style-name="T57">l'exercici 1.4-3 pàg. 36 </text:span>i treball <text:a xlink:type="simple" xlink:href="https://paulinoposada.github.io/web_e/web_e_2425/documents/ta/ta_11.pdf">autònom 11</text:a>.</text:p>
      <text:p text:style-name="P82"/>
      <text:p text:style-name="P82"/>
      <text:p text:style-name="P172"><text:span text:style-name="T27">Di</text:span><text:span text:style-name="T28">mecres</text:span><text:span text:style-name="T27"><text:tab/><text:tab/><text:tab/></text:span><text:span text:style-name="T33">20</text:span><text:span text:style-name="T27">/</text:span><text:span text:style-name="T30">11</text:span><text:span text:style-name="T27">/2</text:span><text:span text:style-name="T31">4</text:span></text:p>
      <text:p text:style-name="P46"/>
      <text:p text:style-name="P87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87"/>
      <text:p text:style-name="P87">Començat amb <text:a xlink:type="simple" xlink:href="https://paulinoposada.github.io/web_e/web_e_2425/documents/apunts/unitat_6_magnetisme/e_apunts_ud_6_gs.pdf">unitat 6</text:a>.</text:p>
      <text:p text:style-name="P87">Comentat apartat 1.1 Imanes permanentes.</text:p>
      <text:p text:style-name="P88">Comentat apartat 1.<text:span text:style-name="T59">2</text:span> <text:span text:style-name="T59">Electromagnetismo</text:span>.</text:p>
      <text:p text:style-name="P130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110114189741603" text:continue-list="list110112990797121" text:style-name="L1">
        <text:list-header>
          <text:p text:style-name="P214"/>
        </text:list-header>
      </text:list>
      <text:p text:style-name="P56"/>
      <text:p text:style-name="P14">Di<text:span text:style-name="T3">jous</text:span><text:tab/><text:tab/><text:tab/><text:tab/><text:span text:style-name="T58">21</text:span>/<text:span text:style-name="T6">11</text:span>/2<text:span text:style-name="T1">4</text:span></text:p>
      <text:p text:style-name="P89"/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99">Comentat apartat 1.4 Permeabilidad y saturación</text:p>
      <text:p text:style-name="P14"/>
      <text:p text:style-name="P14"/>
      <text:p text:style-name="P14"/>
      <text:p text:style-name="P194">Di<text:span text:style-name="T5">vendres</text:span><text:tab/><text:tab/><text:tab/><text:span text:style-name="T58">22</text:span>/<text:span text:style-name="T6">11</text:span>/2<text:span text:style-name="T1">4</text:span></text:p>
      <text:p text:style-name="P89"/>
      <text:p text:style-name="P89">Co<text:span text:style-name="T60">ntinuat</text:span> amb <text:a xlink:type="simple" xlink:href="https://paulinoposada.github.io/web_e/web_e_2425/documents/apunts/unitat_6_magnetisme/e_apunts_ud_6_gs.pdf">unitat 6</text:a>.</text:p>
      <text:p text:style-name="P99">Comentat apartat 1.4 Permeabilidad y saturación</text:p>
      <text:p text:style-name="P15"/>
      <text:p text:style-name="P83"/>
      <text:p text:style-name="P173"><text:span text:style-name="T27">Di</text:span><text:span text:style-name="T28">mecres</text:span><text:span text:style-name="T27"><text:tab/><text:tab/><text:tab/></text:span><text:span text:style-name="T33">2</text:span><text:span text:style-name="T34">7</text:span><text:span text:style-name="T27">/</text:span><text:span text:style-name="T30">11</text:span><text:span text:style-name="T27">/2</text:span><text:span text:style-name="T31">4</text:span></text:p>
      <text:p text:style-name="P99"/>
      <text:p text:style-name="P99">Preparació examen.</text:p>
      <text:p text:style-name="P70"/>
      <text:p text:style-name="P57"/>
      <text:p text:style-name="P15">Di<text:span text:style-name="T3">jous</text:span><text:tab/><text:tab/><text:tab/><text:tab/><text:span text:style-name="T58">28</text:span>/<text:span text:style-name="T6">11</text:span>/2<text:span text:style-name="T1">4</text:span></text:p>
      <text:p text:style-name="P99"/>
      <text:p text:style-name="P99">Examen</text:p>
      <text:p text:style-name="P79"/>
      <text:p text:style-name="P96"/>
      <text:p text:style-name="P96"/>
      <text:p text:style-name="P15">Di<text:span text:style-name="T5">vendres</text:span><text:tab/><text:tab/><text:tab/><text:span text:style-name="T58">22</text:span>/<text:span text:style-name="T6">11</text:span>/2<text:span text:style-name="T1">4</text:span></text:p>
      <text:p text:style-name="P84"/>
      <text:p text:style-name="P105">Comentem <text:a xlink:type="simple" xlink:href="https://paulinoposada.github.io/web_e/web_e_2425/documents/examens/241128_ome_map33a_examen_sol.pdf">solució examen</text:a></text:p>
      <text:p text:style-name="P83"/>
      <text:p text:style-name="P174"/>
      <text:p text:style-name="P174"><text:span text:style-name="T27">Di</text:span><text:span text:style-name="T28">mecres</text:span><text:span text:style-name="T27"><text:tab/><text:tab/><text:tab/></text:span><text:span text:style-name="T35">04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0"/>
      <text:p text:style-name="P90">Co<text:span text:style-name="T60">ntinuat</text:span> amb <text:a xlink:type="simple" xlink:href="https://paulinoposada.github.io/web_e/web_e_2425/documents/apunts/unitat_6_magnetisme/e_apunts_ud_6_gs.pdf">unitat 6</text:a>.</text:p>
      <text:p text:style-name="P106">Comentem apartat 1.5 Inducción electromagnética</text:p>
      <text:p text:style-name="P106">Comentem apartat 1.6 Inducción mutua</text:p>
      <text:p text:style-name="P106">Comentem els exercicis 1.12-6 i 7</text:p>
      <text:p text:style-name="P71"/>
      <text:p text:style-name="P58"/>
      <text:p text:style-name="P16">Di<text:span text:style-name="T3">jous</text:span><text:tab/><text:tab/><text:tab/><text:tab/><text:span text:style-name="T61">05</text:span>/<text:span text:style-name="T6">12</text:span>/2<text:span text:style-name="T1">4</text:span></text:p>
      <text:p text:style-name="P100"/>
      <text:p text:style-name="P107">Baixem al taller, continuem amb la <text:a xlink:type="simple" xlink:href="https://paulinoposada.github.io/web_e/web_e_2425/documents/practiques/practica_condensador.pdf"><text:span text:style-name="T62">pràctica condensador</text:span></text:a><text:span text:style-name="T62">.</text:span> </text:p>
      <text:p text:style-name="P80"/>
      <text:p text:style-name="P97"/>
      <text:p text:style-name="P97"/>
      <text:p text:style-name="P16">Di<text:span text:style-name="T5">vendres</text:span><text:tab/><text:tab/><text:tab/><text:span text:style-name="T61">06</text:span>/<text:span text:style-name="T6">12</text:span>/2<text:span text:style-name="T1">4</text:span></text:p>
      <text:p text:style-name="P85"/>
      <text:p text:style-name="P107">Festiu</text:p>
      <text:p text:style-name="P175"/>
      <text:p text:style-name="P175"/>
      <text:p text:style-name="P175"><text:span text:style-name="T27">Di</text:span><text:span text:style-name="T28">mecres</text:span><text:span text:style-name="T27"><text:tab/><text:tab/><text:tab/></text:span><text:span text:style-name="T36">11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1"/>
      <text:p text:style-name="P108">Baixa</text:p>
      <text:p text:style-name="P59"/>
      <text:p text:style-name="P17"/>
      <text:p text:style-name="P17">Di<text:span text:style-name="T3">jous</text:span><text:tab/><text:tab/><text:tab/><text:tab/><text:span text:style-name="T63">12</text:span>/<text:span text:style-name="T6">12</text:span>/2<text:span text:style-name="T1">4</text:span></text:p>
      <text:p text:style-name="P101"/>
      <text:p text:style-name="P108">Baixa</text:p>
      <text:p text:style-name="P81"/>
      <text:p text:style-name="P98"/>
      <text:p text:style-name="P17"/>
      <text:p text:style-name="P195">Di<text:span text:style-name="T5">vendres</text:span><text:tab/><text:tab/><text:tab/><text:span text:style-name="T63">13</text:span>/<text:span text:style-name="T6">12</text:span>/2<text:span text:style-name="T1">4</text:span></text:p>
      <text:p text:style-name="P86"/>
      <text:p text:style-name="P108">Baixa</text:p>
      <text:p text:style-name="P86"/>
      <text:p text:style-name="P86"/>
      <text:p text:style-name="P175"><text:span text:style-name="T27">Di</text:span><text:span text:style-name="T28">mecres</text:span><text:span text:style-name="T27"><text:tab/><text:tab/><text:tab/></text:span><text:span text:style-name="T36">1</text:span><text:span text:style-name="T37">8</text:span><text:span text:style-name="T27">/</text:span><text:span text:style-name="T30">1</text:span><text:span text:style-name="T35">2</text:span><text:span text:style-name="T27">/2</text:span><text:span text:style-name="T31">4</text:span></text:p>
      <text:p text:style-name="P101"/>
      <text:p text:style-name="P108">Comentem dubtes examen.</text:p>
      <text:p text:style-name="P91">Co<text:span text:style-name="T60">ntinuat</text:span> amb <text:a xlink:type="simple" xlink:href="https://paulinoposada.github.io/web_e/web_e_2425/documents/apunts/unitat_6_magnetisme/e_apunts_ud_6_gs.pdf">unitat 6</text:a>.</text:p>
      <text:p text:style-name="P108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3">19</text:span>/<text:span text:style-name="T6">12</text:span>/2<text:span text:style-name="T1">4</text:span></text:p>
      <text:p text:style-name="P101"/>
      <text:p text:style-name="P108">Examen</text:p>
      <text:p text:style-name="P81"/>
      <text:p text:style-name="P98"/>
      <text:p text:style-name="P176"><text:span text:style-name="T27">Di</text:span><text:span text:style-name="T28">mecres</text:span><text:span text:style-name="T27"><text:tab/><text:tab/><text:tab/></text:span><text:span text:style-name="T38">0</text:span><text:span text:style-name="T37">8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1">Repassem <text:a xlink:type="simple" xlink:href="https://paulinoposada.github.io/web_e/web_e_2425/documents/apunts/unitat_6_magnetisme/e_apunts_ud_6_gs.pdf"><text:span text:style-name="T58">unitat 6</text:span></text:a>.</text:p>
      <text:p text:style-name="P110">Comentem apartat 1.7 Inductores i inductancia</text:p>
      <text:p text:style-name="P102"/>
      <text:p text:style-name="P109"/>
      <text:p text:style-name="P177"><text:span text:style-name="T27">Di</text:span><text:span text:style-name="T39">jous</text:span><text:span text:style-name="T27"><text:tab/><text:tab/><text:tab/><text:tab/></text:span><text:span text:style-name="T38">0</text:span><text:span text:style-name="T39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1"/>
      <text:p text:style-name="P92">Co<text:span text:style-name="T60">ntinuat</text:span> amb <text:a xlink:type="simple" xlink:href="https://paulinoposada.github.io/web_e/web_e_2425/documents/apunts/unitat_6_magnetisme/e_apunts_ud_6_gs.pdf">unitat 6</text:a>.</text:p>
      <text:p text:style-name="P111">Comentem apartat 1.<text:span text:style-name="T64">8</text:span> <text:span text:style-name="T64">Càlcul d'inductors.</text:span></text:p>
      <text:p text:style-name="P103"/>
      <text:p text:style-name="P178"/>
      <text:p text:style-name="P178"><text:span text:style-name="T27">Di</text:span><text:span text:style-name="T40">vendres</text:span><text:span text:style-name="T27"><text:tab/><text:tab/><text:tab/></text:span><text:span text:style-name="T40">1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2"/>
      <text:p text:style-name="P93">Co<text:span text:style-name="T60">ntinuat</text:span> amb <text:a xlink:type="simple" xlink:href="https://paulinoposada.github.io/web_e/web_e_2425/documents/apunts/unitat_6_magnetisme/e_apunts_ud_6_gs.pdf">unitat 6</text:a>.</text:p>
      <text:p text:style-name="P112">Comentem apartat<text:span text:style-name="T65">s</text:span> 1.<text:span text:style-name="T65">9</text:span> <text:span text:style-name="T65">Factors que influeixen en l'inductància, 1.10 Inductors en sèrie i paral·lel i 1.11 Inductors en la pràctica.</text:span></text:p>
      <text:p text:style-name="P112"/>
      <text:p text:style-name="P104"/>
      <text:p text:style-name="P179"><text:span text:style-name="T27">Di</text:span><text:span text:style-name="T28">mecres</text:span><text:span text:style-name="T27"><text:tab/><text:tab/><text:tab/></text:span><text:span text:style-name="T41">15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13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3"/>
      <text:p text:style-name="P21"/>
      <text:p text:style-name="P21">Dijous <text:tab/><text:tab/><text:tab/>16/01/25</text:p>
      <text:p text:style-name="P21"/>
      <text:p text:style-name="P94">Co<text:span text:style-name="T60">ntinuat</text:span> amb <text:a xlink:type="simple" xlink:href="https://paulinoposada.github.io/web_e/web_e_2425/documents/apunts/unitat_6_magnetisme/e_apunts_ud_6_gs.pdf">unitat 6</text:a>.</text:p>
      <text:p text:style-name="P114">Comentem el<text:span text:style-name="T66">s</text:span> exercicis 1.12-1 a 1<text:span text:style-name="T66">2</text:span></text:p>
      <text:p text:style-name="P21"/>
      <text:p text:style-name="P21"/>
      <text:p text:style-name="P22"/>
      <text:p text:style-name="P196">Di<text:span text:style-name="T66">vendres</text:span> <text:tab/><text:tab/><text:tab/>1<text:span text:style-name="T66">7</text:span>/01/25</text:p>
      <text:p text:style-name="P22"/>
      <text:p text:style-name="P95"><text:span text:style-name="T66">Acabat</text:span> amb <text:a xlink:type="simple" xlink:href="https://paulinoposada.github.io/web_e/web_e_2425/documents/apunts/unitat_6_magnetisme/e_apunts_ud_6_gs.pdf">unitat 6</text:a>.</text:p>
      <text:p text:style-name="P115">Comen<text:span text:style-name="T66">tem</text:span> l<text:span text:style-name="T66">'</text:span>exercici 1.12-13</text:p>
      <text:p text:style-name="P115"/>
      <text:p text:style-name="P116">Començat amb la <text:a xlink:type="simple" xlink:href="https://paulinoposada.github.io/web_e/web_e_2425/documents/apunts/unitat_7_ca/e_apunts_ud_7_gs.pdf">unitat 7</text:a> - Corrent altern</text:p>
      <text:p text:style-name="P115">Come<text:span text:style-name="T66">nçam a comentar l'apartat 1, teoria bàsica.</text:span></text:p>
      <text:p text:style-name="P116"/>
      <text:p text:style-name="P116"/>
      <text:p text:style-name="P180"><text:span text:style-name="T27">Di</text:span><text:span text:style-name="T28">mecres</text:span><text:span text:style-name="T27"><text:tab/><text:tab/><text:tab/></text:span><text:span text:style-name="T42">22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0"/>
      <text:p text:style-name="P188"><text:span text:style-name="T38">F</text:span><text:span text:style-name="T27">et l'esquema de la </text:span><text:a xlink:type="simple" xlink:href="https://paulinoposada.github.io/web_e/web_e_2425/documents/practiques/practica_motor_2.pdf"><text:span text:style-name="T27">pràctica motor 2</text:span></text:a><text:span text:style-name="T27"> amb Cade Simu.</text:span></text:p>
      <text:p text:style-name="P120">Comentat el funcionament del circuit.</text:p>
      <text:p text:style-name="P188"><text:span text:style-name="T27">Vist </text:span><text:a xlink:type="simple" xlink:href="https://youtu.be/n0RMqn6cTBE?si=_o_gl0OTpLrHETo3"><text:span text:style-name="T27">vídeo explicatiu del funcionament d'un generador elèctric trifàsic.</text:span></text:a></text:p>
      <text:p text:style-name="P124">Baixat al taller. Comencen a muntar la pràctica motor 2, els grups 1 i 2</text:p>
      <text:p text:style-name="P181"/>
      <text:p text:style-name="P181"/>
      <text:p text:style-name="P181"><text:span text:style-name="T27">Di</text:span><text:span text:style-name="T43">jous</text:span><text:span text:style-name="T27"><text:tab/><text:tab/><text:tab/><text:tab/></text:span><text:span text:style-name="T42">2</text:span><text:span text:style-name="T43">3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1"/>
      <text:p text:style-name="P117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1"><text:span text:style-name="T68">Terminem de c</text:span>oment<text:span text:style-name="T68">ar</text:span> <text:span text:style-name="T68">l'</text:span>apartat <text:span text:style-name="T68">1 Corrient altern (ca, AC), teoria bàsica.</text:span> </text:p>
      <text:p text:style-name="P116"/>
      <text:p text:style-name="P116"/>
      <text:p text:style-name="P116"/>
      <text:p text:style-name="P182"><text:span text:style-name="T27">Di</text:span><text:span text:style-name="T44">vendres</text:span><text:span text:style-name="T27"><text:tab/><text:tab/><text:tab/></text:span><text:span text:style-name="T42">2</text:span><text:span text:style-name="T44">4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2"/>
      <text:p text:style-name="P118"><text:span text:style-name="T69">Repassat els exercicis 1.12-14 i 1.12-15 de la </text:span><text:a xlink:type="simple" xlink:href="https://paulinoposada.github.io/web_e/web_e_2425/documents/apunts/unitat_6_magnetisme/e_apunts_ud_6_gs.pdf"><text:span text:style-name="T69">unitat 6</text:span></text:a><text:span text:style-name="T69">.</text:span></text:p>
      <text:p text:style-name="P122"/>
      <text:p text:style-name="P122"/>
      <text:p text:style-name="P183"><text:span text:style-name="T27">Di</text:span><text:span text:style-name="T45">mecres</text:span><text:span text:style-name="T27"><text:tab/><text:tab/><text:tab/></text:span><text:span text:style-name="T42">2</text:span><text:span text:style-name="T45">9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83"/>
      <text:p text:style-name="P189"><text:span text:style-name="T38">C</text:span><text:span text:style-name="T27">omentem dubtes relatius a l'examen de demà.</text:span></text:p>
      <text:p text:style-name="P18"/>
      <text:p text:style-name="P18"/>
      <text:p text:style-name="P184"><text:span text:style-name="T27">D</text:span><text:span text:style-name="T47">ijous</text:span><text:span text:style-name="T27"><text:tab/><text:tab/><text:tab/></text:span><text:span text:style-name="T46">30</text:span><text:span text:style-name="T27">/</text:span><text:span text:style-name="T38">0</text:span><text:span text:style-name="T30">1</text:span><text:span text:style-name="T27">/2</text:span><text:span text:style-name="T38">5</text:span></text:p>
      <text:p text:style-name="P190"/>
      <text:p text:style-name="P190"><text:span text:style-name="T46">Feim el primer examen de la segona avaluació</text:span><text:span text:style-name="T27">.</text:span></text:p>
      <text:p text:style-name="P19"/>
      <text:p text:style-name="P19"/>
      <text:p text:style-name="P23">Divendres<text:tab/><text:tab/>31/01/25</text:p>
      <text:p text:style-name="P23"/>
      <text:p text:style-name="P125">Comentem la solució de l'examen.</text:p>
      <text:p text:style-name="P125"/>
      <text:p text:style-name="P125"/>
      <text:p text:style-name="P185"><text:span text:style-name="T27">Di</text:span><text:span text:style-name="T45">mecres</text:span><text:span text:style-name="T27"><text:tab/><text:tab/></text:span><text:span text:style-name="T48">05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85"/>
      <text:p text:style-name="P187"><text:span text:style-name="T26">Feim la practica 1 amb l'</text:span><text:span text:style-name="T20"> </text:span><text:a xlink:type="simple" xlink:href="https://paulinoposada.github.io/web_e/web_e_2425/documents/apunts/arduino/e_apunts_arduino.pdf"><text:span text:style-name="T20">Arduino</text:span></text:a><text:span text:style-name="T20">.</text:span></text:p>
      <text:p text:style-name="P185"/>
      <text:p text:style-name="P185"/>
      <text:p text:style-name="P186"/>
      <text:p text:style-name="P200"><text:span text:style-name="T27">Di</text:span><text:span text:style-name="T49">jous</text:span><text:span text:style-name="T27"><text:tab/><text:tab/><text:tab/></text:span><text:span text:style-name="T48">0</text:span><text:span text:style-name="T49">6</text:span><text:span text:style-name="T27">/</text:span><text:span text:style-name="T38">0</text:span><text:span text:style-name="T48">2</text:span><text:span text:style-name="T27">/2</text:span><text:span text:style-name="T38">5</text:span></text:p>
      <text:p text:style-name="P186"/>
      <text:p text:style-name="P119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23"/>
      <text:p text:style-name="P126">Comentem apartat 1.1 Corriente alterna monofásica </text:p>
      <text:p text:style-name="P126">Comentem apartat 1.1.1 Esquema de principio de un generador de corriente continua</text:p>
      <text:p text:style-name="P123"><text:span text:style-name="T70">Comentem apartat 1.1.2 Inducción de corriente al mover un conductor dentro de un campo magnético</text:span> </text:p>
      <text:p text:style-name="P126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2">vendres</text:span><text:tab/><text:tab/><text:tab/><text:span text:style-name="T71">07</text:span>/<text:span text:style-name="T67">02</text:span>/2<text:span text:style-name="T67">5</text:span></text:p>
      <text:p text:style-name="P123"/>
      <text:p text:style-name="P127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24"><text:span text:style-name="T18">Feim </text:span><text:span text:style-name="T19">l'exercici 1</text:span><text:span text:style-name="T18"> </text:span></text:p>
      <text:p text:style-name="P154">Crea un sketch que encienda secuencialmente 3 LEDs, con una pausa de 1 segundo entre el encendido y apagado. Dibuja el esquema de montaje de los 3 LEDs. </text:p>
      <text:p text:style-name="P155"/>
      <text:p text:style-name="P155"/>
      <text:p text:style-name="P168"><text:span text:style-name="T73">D</text:span>i<text:span text:style-name="T73">mecres</text:span><text:tab/><text:tab/><text:tab/><text:span text:style-name="T73">12</text:span>/<text:span text:style-name="T67">02</text:span>/2<text:span text:style-name="T67">5</text:span></text:p>
      <text:p text:style-name="P168"/>
      <text:p text:style-name="P156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4">magnetisme 1</text:span></text:a> </text:p>
      <text:p text:style-name="P156"/>
      <text:p text:style-name="P156"/>
      <text:p text:style-name="P168"><text:span text:style-name="T73">D</text:span>i<text:span text:style-name="T73">jous</text:span><text:tab/><text:tab/><text:tab/><text:tab/><text:span text:style-name="T73">13</text:span>/<text:span text:style-name="T67">02</text:span>/2<text:span text:style-name="T67">5</text:span></text:p>
      <text:p text:style-name="P168"/>
      <text:p text:style-name="P157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7"/>
      <text:p text:style-name="P161">Comentem <text:span text:style-name="T73">exercicis 1.1.5-1 a 4.</text:span></text:p>
      <text:p text:style-name="P156"/>
      <text:p text:style-name="P156"/>
      <text:p text:style-name="P186"/>
      <text:p text:style-name="P25">Divendres <text:tab/><text:tab/><text:tab/>14/02/25</text:p>
      <text:p text:style-name="P25"/>
      <text:p text:style-name="P158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8"/>
      <text:p text:style-name="P162">Comentem l'apartat 1.2.3 Velocitat angular</text:p>
      <text:p text:style-name="P162">Comentem els exercicis 1.2.3-1 i 2.</text:p>
      <text:p text:style-name="P162"/>
      <text:p text:style-name="P162"/>
      <text:p text:style-name="P26">Di<text:span text:style-name="T75">mecres</text:span> <text:tab/><text:tab/><text:tab/>1<text:span text:style-name="T75">9</text:span>/02/25</text:p>
      <text:p text:style-name="P169"/>
      <text:p text:style-name="P165">Pràctica <text:span text:style-name="T71"><text:s/></text:span><text:a xlink:type="simple" xlink:href="https://paulinoposada.github.io/web_e/web_e_2425/documents/apunts/arduino/e_apunts_arduino.pdf"><text:span text:style-name="T71">Arduino</text:span></text:a><text:span text:style-name="T71">.</text:span></text:p>
      <text:p text:style-name="P164">Comentem esquema i muntatge de l'exercici 1 (pàg. 21).</text:p>
      <text:p text:style-name="P164">Muntem la pràctica 2 - LED encès per un polsador.</text:p>
      <text:p text:style-name="P162"/>
      <text:p text:style-name="P27"/>
      <text:p text:style-name="P197">Di<text:span text:style-name="T76">jous</text:span> <text:tab/><text:tab/><text:tab/><text:span text:style-name="T76">20</text:span>/02/25</text:p>
      <text:p text:style-name="P27"/>
      <text:p text:style-name="P159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59"/>
      <text:p text:style-name="P163">Comentem l'apartat 1.2.<text:span text:style-name="T76">4 Seno y coseno.</text:span></text:p>
      <text:p text:style-name="P163">Comentem l'apartat 1.2.<text:span text:style-name="T76">5 Representación gráfica de intensidad y tensión.</text:span></text:p>
      <text:p text:style-name="P166">Comentem l'apartat 1.2.5.1 Ondas de intensidad y tensión en una resistencia</text:p>
      <text:p text:style-name="P166"/>
      <text:p text:style-name="P28"/>
      <text:p text:style-name="P28">Di<text:span text:style-name="T77">vendres</text:span> <text:tab/><text:tab/><text:tab/><text:span text:style-name="T76">21</text:span>/02/25</text:p>
      <text:p text:style-name="P28"/>
      <text:p text:style-name="P160"><text:span text:style-name="T67">Continuem amb la </text:span><text:a xlink:type="simple" xlink:href="https://paulinoposada.github.io/web_e/web_e_2425/documents/apunts/unitat_7_ca/e_apunts_ud_7_gs.pdf"><text:span text:style-name="T67">unitat 7</text:span></text:a><text:span text:style-name="T67">.</text:span></text:p>
      <text:p text:style-name="P167"/>
      <text:p text:style-name="P167">Repassem l'exercici 1.2.5.1.</text:p>
      <text:p text:style-name="P167">Comentem l'exercici 1.2.5.2.</text:p>
      <text:p text:style-name="P160"/>
      <text:p text:style-name="P160"/>
      <text:p text:style-name="P29">Di<text:span text:style-name="T78">mecres</text:span> <text:tab/><text:tab/><text:tab/><text:span text:style-name="T76">26</text:span>/02/25</text:p>
      <text:p text:style-name="P29"/>
      <text:p text:style-name="P128">Comentem dubtes examen de demà.</text:p>
      <text:p text:style-name="P128"/>
      <text:p text:style-name="P128"><text:a xlink:type="simple" xlink:href="https://paulinoposada.github.io/web_e/web_e_2425/documents/apunts/arduino/e_apunts_arduino.pdf"><text:span text:style-name="T52">Arduino</text:span></text:a><text:span text:style-name="T52"> </text:span><text:span text:style-name="T50">c</text:span>omencem amb practica 3: Mesurament de tensió.</text:p>
      <text:p text:style-name="P128"/>
      <text:p text:style-name="P128"/>
      <text:p text:style-name="P30">Di<text:span text:style-name="T79">jous</text:span> <text:tab/><text:tab/><text:tab/><text:span text:style-name="T76">27</text:span>/02/25</text:p>
      <text:p text:style-name="P30"/>
      <text:p text:style-name="P129">Examen final segona avaluació.</text:p>
      <text:p text:style-name="P129"/>
      <text:p text:style-name="P129"/>
      <text:p text:style-name="P31">Di<text:span text:style-name="T78">mecres</text:span> <text:tab/><text:tab/><text:tab/><text:span text:style-name="T76">26</text:span>/0<text:span text:style-name="T80">3</text:span>/25</text:p>
      <text:p text:style-name="P31"/>
      <text:p text:style-name="P131">Baixem al taller, comencem amb la <text:a xlink:type="simple" xlink:href="https://paulinoposada.github.io/web_e/web_e_2425/documents/practiques/practica_motor_2/practica_motor_2.pdf">pràctica motor 2</text:a>.</text:p>
      <text:p text:style-name="P131"/>
      <text:p text:style-name="P131"/>
      <text:p text:style-name="P32">Di<text:span text:style-name="T81">jous</text:span> <text:tab/><text:tab/><text:tab/><text:span text:style-name="T76">27</text:span>/0<text:span text:style-name="T80">3</text:span>/25</text:p>
      <text:p text:style-name="P32"/>
      <text:p text:style-name="P136">Continuem amb la <text:a xlink:type="simple" xlink:href="https://paulinoposada.github.io/web_e/web_e_2425/documents/apunts/unitat_7_ca/e_apunts_ud_7_gs.pdf">unitat 7</text:a>.</text:p>
      <text:p text:style-name="P136"/>
      <text:p text:style-name="P136">Comentem apartat 13 Formes d'ona en corrent alterna, apartat 14 Medició en corrent alterna i apartat 15 Fase en CA.</text:p>
      <text:p text:style-name="P136"/>
      <text:p text:style-name="P136"/>
      <text:p text:style-name="P33">Di<text:span text:style-name="T82">vendres</text:span> <text:tab/><text:tab/><text:tab/><text:span text:style-name="T76">28</text:span>/0<text:span text:style-name="T80">3</text:span>/25</text:p>
      <text:p text:style-name="P33"/>
      <text:p text:style-name="P137">Continuem amb la <text:a xlink:type="simple" xlink:href="https://paulinoposada.github.io/web_e/web_e_2425/documents/apunts/unitat_7_ca/e_apunts_ud_7_gs.pdf">unitat 7</text:a>.</text:p>
      <text:p text:style-name="P137"/>
      <text:p text:style-name="P137">Comentem apartat 1<text:span text:style-name="T83">6 Com determinar la direcció del corrent en un generador.</text:span></text:p>
      <text:p text:style-name="P137"/>
      <text:p text:style-name="P132"/>
      <text:p text:style-name="P198">Di<text:span text:style-name="T78">mecres</text:span> <text:tab/><text:tab/><text:tab/><text:span text:style-name="T84">02</text:span>/0<text:span text:style-name="T84">4</text:span>/25</text:p>
      <text:p text:style-name="P34"/>
      <text:p text:style-name="P133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133"/>
      <text:p text:style-name="P141">Acaben la práctica motor 2 els grups 1, 2, 4 i 5. Grups 6 i 3 falta acabar.</text:p>
      <text:p text:style-name="P141"/>
      <text:p text:style-name="P133"/>
      <text:p text:style-name="P34">Di<text:span text:style-name="T81">jous</text:span> <text:tab/><text:tab/><text:tab/><text:span text:style-name="T85">03</text:span>/0<text:span text:style-name="T85">4</text:span>/25</text:p>
      <text:p text:style-name="P34"/>
      <text:p text:style-name="P138">Continuem amb la <text:a xlink:type="simple" xlink:href="https://paulinoposada.github.io/web_e/web_e_2425/documents/apunts/unitat_7_ca/e_apunts_ud_7_gs.pdf">unitat 7</text:a>.</text:p>
      <text:p text:style-name="P138">Comentem <text:span text:style-name="T86">exercici 15-3.</text:span></text:p>
      <text:p text:style-name="P138"/>
      <text:p text:style-name="P144">Comencem amb la <text:a xlink:type="simple" xlink:href="https://paulinoposada.github.io/web_e/web_e_2425/documents/apunts/unitat_8_nombres_complexos/e_apunts_ud_8_gs.pdf">unitat 8</text:a>.</text:p>
      <text:p text:style-name="P144">Comentem format polar i rectangular de nombres complexos. Comentem conversió entre els dos formats.</text:p>
      <text:p text:style-name="P138"/>
      <text:p text:style-name="P138"/>
      <text:p text:style-name="P34">Di<text:span text:style-name="T82">vendres</text:span> <text:tab/><text:tab/><text:tab/><text:span text:style-name="T86">04</text:span>/0<text:span text:style-name="T86">4</text:span>/25</text:p>
      <text:p text:style-name="P34"/>
      <text:p text:style-name="P139">Continuem amb la <text:a xlink:type="simple" xlink:href="https://paulinoposada.github.io/web_e/web_e_2425/documents/apunts/unitat_8_nombres_complexos/e_apunts_ud_8_gs.pdf"><text:span text:style-name="T86">unitat 8</text:span></text:a>.</text:p>
      <text:p text:style-name="P145">Comentem suma, resta, multiplicació i divisió de nombres complexos.</text:p>
      <text:p text:style-name="P145">Comencem a fer la suma gràfica dels vectors del primer exemple de l'apartat 3.</text:p>
      <text:p text:style-name="P133"/>
      <text:p text:style-name="P133"/>
      <text:p text:style-name="P199">Di<text:span text:style-name="T78">mecres</text:span> <text:tab/><text:tab/><text:tab/><text:span text:style-name="T84">09</text:span>/0<text:span text:style-name="T84">4</text:span>/25</text:p>
      <text:p text:style-name="P35"/>
      <text:p text:style-name="P134">Baixem al taller, co<text:span text:style-name="T84">ntinuem</text:span> amb la <text:a xlink:type="simple" xlink:href="https://paulinoposada.github.io/web_e/web_e_2425/documents/practiques/practica_motor_2/practica_motor_2.pdf">pràctica motor 2</text:a>.</text:p>
      <text:p text:style-name="P142"/>
      <text:p text:style-name="P147">Acaben la pràctica motor 2 els grups 6 i 3.</text:p>
      <text:p text:style-name="P147">Continuen amb la pràctica motor 3 els grups 1,2,4 i 5.</text:p>
      <text:p text:style-name="P147">Acaba la pràctica <text:span text:style-name="T87">motor </text:span>3 <text:span text:style-name="T87">el grup 2.</text:span> </text:p>
      <text:p text:style-name="P142"/>
      <text:p text:style-name="P134"/>
      <text:p text:style-name="P35">Di<text:span text:style-name="T81">jous</text:span> <text:tab/><text:tab/><text:tab/><text:span text:style-name="T87">10</text:span>/0<text:span text:style-name="T85">4</text:span>/25</text:p>
      <text:p text:style-name="P35"/>
      <text:p text:style-name="P149">No es fa classe per que el grup fa el vídeo promocional del centre.</text:p>
      <text:p text:style-name="P140"/>
      <text:p text:style-name="P140"/>
      <text:p text:style-name="P35">Di<text:span text:style-name="T82">vendres</text:span> <text:tab/><text:tab/><text:tab/><text:span text:style-name="T87">11</text:span>/0<text:span text:style-name="T86">4</text:span>/25</text:p>
      <text:p text:style-name="P150"/>
      <text:p text:style-name="P149">Comentem la solució del <text:a xlink:type="simple" xlink:href="https://paulinoposada.github.io/web_e/web_e_2425/documents/ta/ta_12_sol.pdf">treball autònom 12</text:a>.</text:p>
      <text:p text:style-name="P140">Continuem amb la <text:a xlink:type="simple" xlink:href="https://paulinoposada.github.io/web_e/web_e_2425/documents/apunts/unitat_8_nombres_complexos/e_apunts_ud_8_gs.pdf"><text:span text:style-name="T86">unitat 8</text:span></text:a>.</text:p>
      <text:p text:style-name="P146"><text:span text:style-name="T87">Acabem de c</text:span>oment<text:span text:style-name="T87">ar</text:span> <text:span text:style-name="T87">el primer </text:span>exemple de l'apartat 3, <text:span text:style-name="T87">suma de</text:span> vectors.</text:p>
      <text:p text:style-name="P146"/>
      <text:p text:style-name="P36"/>
      <text:p text:style-name="P36">Di<text:span text:style-name="T78">mecres</text:span> <text:tab/><text:tab/><text:tab/><text:span text:style-name="T88">16</text:span>/0<text:span text:style-name="T84">4</text:span>/25</text:p>
      <text:p text:style-name="P36"/>
      <text:p text:style-name="P135">Baixem al taller.</text:p>
      <text:p text:style-name="P143"/>
      <text:p text:style-name="P148"><text:span text:style-name="T88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88">3</text:span></text:a> el grup 6.</text:p>
      <text:p text:style-name="P148"><text:span text:style-name="T88">Terminen</text:span> amb la <text:a xlink:type="simple" xlink:href="https://paulinoposada.github.io/web_e/web_e_2425/documents/practiques/practica_motor_3/practica_motor_3.pdf">pràctica motor 3</text:a> els grups 4 i 5.</text:p>
      <text:p text:style-name="P148"><text:span text:style-name="T88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87">motor 4</text:span></text:a> <text:span text:style-name="T87">el grup 2.</text:span> </text:p>
      <text:p text:style-name="P143"/>
      <text:p text:style-name="P143"/>
      <text:p text:style-name="P241">Di<text:span text:style-name="T89">mecres</text:span> <text:tab/><text:tab/><text:tab/><text:span text:style-name="T89">30</text:span>/0<text:span text:style-name="T84">4</text:span>/25</text:p>
      <text:p text:style-name="P241"/>
      <text:p text:style-name="P240">Comentem la teoria relativa a sistemes trifàsics i motor asíncron de la <text:a xlink:type="simple" xlink:href="https://paulinoposada.github.io/web_e/web_e_2425/documents/practiques/practica_motor_4/practica_motor_4.pdf">pràctica motor 4</text:a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4-30T11:01:11.462119490</dc:date>
    <meta:editing-duration>PT6H9M7S</meta:editing-duration>
    <meta:editing-cycles>128</meta:editing-cycles>
    <meta:document-statistic meta:table-count="0" meta:image-count="0" meta:object-count="0" meta:page-count="11" meta:paragraph-count="259" meta:word-count="1346" meta:character-count="8686" meta:non-whitespace-character-count="7406"/>
  </office:meta>
</office:document-meta>
</file>